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300000188FA274F47DD3417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1319in" svg:height="2.722in" draw:z-index="0"><draw:image xlink:href="Pictures/100000010000037300000188FA274F47DD3417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23:49:28.318000000</meta:creation-date>
    <dc:date>2023-12-06T23:50:47.748000000</dc:date>
    <meta:editing-duration>PT1M19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